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75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606d5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2f00" draw:textarea-horizontal-align="justify" fo:padding-top="0.15cm" fo:padding-bottom="0.15cm" fo:padding-left="0.275cm" fo:padding-right="0.27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9900" draw:textarea-horizontal-align="justify" fo:padding-top="0.15cm" fo:padding-bottom="0.15cm" fo:padding-left="0.275cm" fo:padding-right="0.27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00" draw:textarea-horizontal-align="justify" fo:padding-top="0.15cm" fo:padding-bottom="0.15cm" fo:padding-left="0.275cm" fo:padding-right="0.27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48f639" draw:textarea-horizontal-align="justify" fo:padding-top="0.15cm" fo:padding-bottom="0.15cm" fo:padding-left="0.275cm" fo:padding-right="0.27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5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ab417f" draw:textarea-horizontal-align="justify" fo:padding-top="0.15cm" fo:padding-bottom="0.15cm" fo:padding-left="0.275cm" fo:padding-right="0.27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6af7f2" draw:textarea-horizontal-align="justify" fo:padding-top="0.15cm" fo:padding-bottom="0.15cm" fo:padding-left="0.275cm" fo:padding-right="0.27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none" draw:fill-color="#729fcf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606d5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none" draw:fill-color="#729fcf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5b1b5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none" draw:fill-color="#729fcf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606d5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2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1b1918" draw:textarea-horizontal-align="justify" fo:padding-top="0.135cm" fo:padding-bottom="0.135cm" fo:padding-left="0.26cm" fo:padding-right="0.26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606d5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606d5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5cm" svg:stroke-color="#000000" draw:marker-start="" draw:marker-start-width="0.375cm" draw:marker-start-center="false" draw:marker-end="" draw:marker-end-width="0.375cm" draw:marker-end-center="false" draw:fill="solid" draw:fill-color="#8ef8f5" draw:textarea-horizontal-align="justify" draw:textarea-vertical-align="middle" draw:auto-grow-height="false" fo:min-height="0.479cm" fo:min-width="0.23cm" fo:padding-top="0.15cm" fo:padding-bottom="0.15cm" fo:padding-left="0.275cm" fo:padding-right="0.27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2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1b1918" draw:textarea-horizontal-align="justify" fo:padding-top="0.135cm" fo:padding-bottom="0.135cm" fo:padding-left="0.26cm" fo:padding-right="0.26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2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135cm" fo:padding-bottom="0.135cm" fo:padding-left="0.26cm" fo:padding-right="0.26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2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135cm" fo:padding-bottom="0.135cm" fo:padding-left="0.26cm" fo:padding-right="0.26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7cm" svg:stroke-color="#000000" draw:marker-start="" draw:marker-start-width="0.14cm" draw:marker-start-center="false" draw:marker-end="" draw:marker-end-width="0.14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15cm" svg:stroke-color="#ffffff" draw:marker-start="" draw:marker-start-width="0.67cm" draw:marker-start-center="false" draw:marker-end="" draw:marker-end-width="0.67cm" draw:marker-end-center="false" svg:stroke-linecap="round" draw:fill="none" draw:fill-color="#729fcf" draw:textarea-horizontal-align="justify" draw:textarea-vertical-align="middle" fo:padding-top="0.2cm" fo:padding-bottom="0.2cm" fo:padding-left="0.325cm" fo:padding-right="0.3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6cm" svg:stroke-color="#000000" draw:marker-start="" draw:marker-start-width="0.195cm" draw:marker-start-center="false" draw:marker-end="" draw:marker-end-width="0.195cm" draw:marker-end-center="false" draw:fill="solid" draw:fill-color="#f606d5" draw:textarea-horizontal-align="justify" draw:textarea-vertical-align="middle" fo:padding-top="0.155cm" fo:padding-bottom="0.155cm" fo:padding-left="0.28cm" fo:padding-right="0.28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7cm" svg:stroke-color="#000000" draw:marker-start="" draw:marker-start-width="0.14cm" draw:marker-start-center="false" draw:marker-end="" draw:marker-end-width="0.14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6cm" svg:stroke-color="#000000" draw:marker-start="" draw:marker-start-width="0.195cm" draw:marker-start-center="false" draw:marker-end="" draw:marker-end-width="0.195cm" draw:marker-end-center="false" draw:fill="solid" draw:fill-color="#f606d5" draw:textarea-horizontal-align="justify" draw:textarea-vertical-align="middle" fo:padding-top="0.155cm" fo:padding-bottom="0.155cm" fo:padding-left="0.28cm" fo:padding-right="0.28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6cm" svg:stroke-color="#000000" draw:marker-start="" draw:marker-start-width="0.195cm" draw:marker-start-center="false" draw:marker-end="" draw:marker-end-width="0.195cm" draw:marker-end-center="false" draw:fill="solid" draw:fill-color="#f606d5" draw:textarea-horizontal-align="justify" draw:textarea-vertical-align="middle" fo:padding-top="0.155cm" fo:padding-bottom="0.155cm" fo:padding-left="0.28cm" fo:padding-right="0.28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6cm" svg:stroke-color="#000000" draw:marker-start="" draw:marker-start-width="0.38cm" draw:marker-start-center="false" draw:marker-end="" draw:marker-end-width="0.38cm" draw:marker-end-center="false" draw:fill="solid" draw:fill-color="#f606d5" draw:textarea-horizontal-align="justify" draw:textarea-vertical-align="middle" fo:padding-top="0.155cm" fo:padding-bottom="0.155cm" fo:padding-left="0.28cm" fo:padding-right="0.28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6cm" svg:stroke-color="#000000" draw:marker-start="" draw:marker-start-width="0.38cm" draw:marker-start-center="false" draw:marker-end="" draw:marker-end-width="0.38cm" draw:marker-end-center="false" draw:fill="solid" draw:fill-color="#f606d5" draw:textarea-horizontal-align="justify" draw:textarea-vertical-align="middle" fo:padding-top="0.155cm" fo:padding-bottom="0.155cm" fo:padding-left="0.28cm" fo:padding-right="0.28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6cm" svg:stroke-color="#000000" draw:marker-start="" draw:marker-start-width="0.38cm" draw:marker-start-center="false" draw:marker-end="" draw:marker-end-width="0.38cm" draw:marker-end-center="false" draw:fill="solid" draw:fill-color="#f606d5" draw:textarea-horizontal-align="justify" draw:textarea-vertical-align="middle" fo:padding-top="0.155cm" fo:padding-bottom="0.155cm" fo:padding-left="0.28cm" fo:padding-right="0.28cm" draw:shadow="hidden" draw:shadow-offset-x="0.2cm" draw:shadow-offset-y="0.2cm" draw:shadow-color="#808080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606d5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2f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99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48f63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ab417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6af7f2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5b1b5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1b191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8ef8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606d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ath draw:style-name="gr1" draw:text-style-name="P1" draw:layer="layout" svg:width="6.483cm" svg:height="6.36cm" svg:x="8.126cm" svg:y="3.944cm" svg:viewBox="0 0 6484 6361" svg:d="M2362 513c-258 252-518 506-777 759-104 145-208 290-313 435-140 94-280 189-421 283-159 119-318 240-476 360-102 109-203 219-305 328-24 214-47 428-70 642 38 121 78 243 116 363 64 76 126 152 190 227 136 62 270 123 406 185 162-5 324-8 486-13 68-15 138-29 206-44 193-8 385-16 578-24 323 73 646 147 969 220 111-19 220-38 330-57 144-51 286-102 430-153 58-74 116-149 174-224-63 156-126 311-189 466-35 129-69 258-103 387-62 156-123 314-185 470-19 128-39 256-59 383-11 65-23 131-35 196-12 96-25 194-38 290-10 123-21 246-31 369 1078-434 2156-869 3234-1302 1-781 4-1560 5-2341-76-342-151-685-226-1027-144-276-288-552-432-828-163-192-326-383-489-574-204-73-410-148-614-221-314-23-627-45-941-68-216 17-431 35-646 52-258 153-516 308-774 461z">
          <text:p/>
        </draw:path>
        <draw:path draw:style-name="gr2" draw:text-style-name="P2" draw:layer="layout" svg:width="3.133cm" svg:height="1.837cm" svg:x="9.376cm" svg:y="3.763cm" svg:viewBox="0 0 3134 1838" svg:d="M0 1838c835-996 1424-612 1954-769 531-155 1322-930 1159-958l-441-73c-248-69-547-31-829 13-533 154-1248 324-1843 1787z">
          <text:p/>
        </draw:path>
        <draw:g draw:name="рог">
          <draw:path draw:style-name="gr3" draw:text-style-name="P3" draw:layer="layout" svg:width="0.275cm" svg:height="0.599cm" svg:x="9.928cm" svg:y="2.408cm" svg:viewBox="0 0 276 600" svg:d="M167 600c105-31 138-237 83-341l-80-112c-67-83-38-119-142-147l-28 81c-3 60 34 196 52 253 27 90 42 220 115 266z">
            <text:p/>
          </draw:path>
          <draw:path draw:style-name="gr4" draw:text-style-name="P4" draw:layer="layout" svg:width="0.34cm" svg:height="0.487cm" svg:x="10.123cm" svg:y="2.835cm" svg:viewBox="0 0 341 488" svg:d="M48 486c185 8 293 5 293-196 2-72-17-129-42-174l-73-85c-8-5-44-31-44-31-239 63-195 281-134 486z">
            <text:p/>
          </draw:path>
          <draw:path draw:style-name="gr5" draw:text-style-name="P5" draw:layer="layout" svg:width="0.418cm" svg:height="0.591cm" svg:x="10.227cm" svg:y="3.149cm" svg:viewBox="0 0 419 592" svg:d="M132 165c-38 40-95 48-117 77-18 28-18 127-8 149 46 16 9 81 44 200 84 7 131-88 208-100 34-38 55-75 88-120 38-50 57-75 72-156-3-38-15-64-22-98-78-54-48-85-105-117-53 46-65 114-135 158z">
            <text:p/>
          </draw:path>
          <draw:path draw:style-name="gr6" draw:text-style-name="P6" draw:layer="layout" svg:width="0.585cm" svg:height="0.717cm" svg:x="10.299cm" svg:y="3.42cm" svg:viewBox="0 0 586 718" svg:d="M199 718c157-154 56-105 223-241 2-4 7-7 9-8l20-19c69-68 103-157 123-257 15-79 19-54-9-108-11-22-11-19-29-44-3-6-15-19-16-26 0-9-6-12-9-15-87 3-12 0-69 9-18 4 13-7-31 6-53 17-71 55-108 93-164 162-301 189-303 450 0 154 44 139 199 160z">
            <text:p/>
          </draw:path>
          <draw:path draw:style-name="gr7" draw:text-style-name="P7" draw:layer="layout" svg:width="1.075cm" svg:height="1.022cm" svg:x="10.537cm" svg:y="3.861cm" svg:viewBox="0 0 1076 1023" svg:d="M584 4c-69 185 177 124-201 554-25 29-541 554-334 451l1017-501c73-37-293-374-415-490-17-17-64-22-67-14z">
            <text:p/>
          </draw:path>
          <draw:path draw:style-name="gr8" draw:text-style-name="P8" draw:layer="layout" svg:width="0.701cm" svg:height="1.135cm" svg:x="10.42cm" svg:y="3.619cm" svg:viewBox="0 0 702 1136" svg:d="M437 59c-13 86-119 243-166 312-58 93-249 194-271 215l13 113c53 98 86 371 130 437 68-5 222-194 272-255 49-59 171-136 244-310 31-76 47-227 41-325-25-41-30-28-56-81-26-49-14-57-49-90-66-34-34-51-100-75-31 38-9 28-58 59z">
            <text:p/>
          </draw:path>
          <draw:polygon draw:style-name="gr9" draw:text-style-name="P9" draw:layer="layout" svg:width="1.75cm" svg:height="2.636cm" svg:x="9.859cm" svg:y="2.258cm" svg:viewBox="0 0 1751 2637" draw:points="0,0 718,2637 1751,2120">
            <text:p/>
          </draw:polygon>
        </draw:g>
        <draw:polygon draw:style-name="gr10" draw:text-style-name="P2" draw:layer="layout" svg:width="2.986cm" svg:height="4.533cm" svg:x="13.009cm" svg:y="4.035cm" svg:viewBox="0 0 2987 4534" draw:points="0,652 32,0 363,73 662,218 992,498 1283,771 1563,1072 1756,1523 1831,1900 1896,2489 1897,2855 1909,3138 1907,3463 2014,3738 2296,4039 2697,4120 2987,4039 2883,4316 2587,4496 2138,4534 1661,4404 1453,4138 1292,3913 1160,3683 1059,3492 684,2511 472,1554">
          <text:p/>
        </draw:polygon>
        <draw:g draw:name="ухо">
          <draw:path draw:style-name="gr11" draw:text-style-name="P1" draw:layer="layout" svg:width="1.241cm" svg:height="2.141cm" svg:x="11.885cm" svg:y="3.37cm" svg:viewBox="0 0 1242 2142" svg:d="M1198 2142l-1198-571 193-809 346-520c114-81 226-161 338-242 59 95 127 193 167 310 37 105 83 228 118 356l66 446 14 495z">
            <text:p/>
          </draw:path>
          <draw:path draw:style-name="gr12" draw:text-style-name="P9" draw:layer="layout" svg:width="1.241cm" svg:height="2.141cm" svg:x="11.885cm" svg:y="3.37cm" svg:viewBox="0 0 1242 2142" svg:d="M0 1571l193-809 346-520c114-81 226-161 338-242 59 95 127 193 167 310 37 105 83 228 118 356l66 446 14 495-44 535">
            <text:p/>
          </draw:path>
          <draw:polygon draw:style-name="gr13" draw:text-style-name="P10" draw:layer="layout" svg:width="0.636cm" svg:height="1.37cm" svg:x="12.171cm" svg:y="3.915cm" svg:viewBox="0 0 637 1371" draw:points="552,1371 0,1140 107,516 205,224 455,0 604,281 637,494 633,961">
            <text:p/>
          </draw:polygon>
          <draw:polyline draw:style-name="gr14" draw:text-style-name="P9" draw:layer="layout" svg:width="0.636cm" svg:height="1.37cm" svg:x="12.171cm" svg:y="3.915cm" svg:viewBox="0 0 637 1371" draw:points="0,1140 107,516 205,224 455,0 604,281 637,494 633,961 552,1371">
            <text:p/>
          </draw:polyline>
        </draw:g>
        <draw:polygon draw:style-name="gr15" draw:text-style-name="P2" draw:layer="layout" svg:width="1.293cm" svg:height="2.079cm" svg:x="8.129cm" svg:y="5.981cm" svg:viewBox="0 0 1294 2080" draw:points="833,0 488,230 204,499 29,807 0,1165 66,1493 230,1799 488,1985 831,2080 1294,2019 1263,1840 1248,1650 1229,1351 1145,1110 1015,867 907,569 889,299">
          <text:p/>
        </draw:polygon>
        <draw:path draw:style-name="gr16" draw:text-style-name="P11" draw:layer="layout" svg:width="0.267cm" svg:height="0.267cm" svg:x="8.502cm" svg:y="6.668cm" svg:viewBox="0 0 268 268" svg:d="M135 0c25 0 45 6 67 19 19 12 37 27 47 49 13 20 19 42 19 67s-6 45-19 67c-10 19-28 37-47 47-22 13-42 19-67 19s-47-6-67-19c-22-10-37-28-49-47-13-22-19-42-19-67s6-47 19-67c12-22 27-37 49-49 20-13 40-19 67-19z">
          <text:p/>
        </draw:path>
        <draw:polygon draw:style-name="gr17" draw:text-style-name="P2" draw:layer="layout" svg:width="1.83cm" svg:height="2.957cm" svg:x="13.74cm" svg:y="6.874cm" svg:viewBox="0 0 1831 2958" draw:points="82,0 0,1367 42,1799 202,2174 444,2580 782,2871 1176,2958 1831,2735 1248,2624 958,2356 949,1874 932,1563 727,1298 431,842 296,560">
          <text:p/>
        </draw:polygon>
        <draw:polygon draw:style-name="gr18" draw:text-style-name="P2" draw:layer="layout" svg:width="1.788cm" svg:height="3.049cm" svg:x="13.577cm" svg:y="8.08cm" svg:viewBox="0 0 1789 3050" draw:points="143,0 51,1009 0,1890 161,2266 402,2672 741,2964 1136,3050 1789,2826 1207,2716 917,2448 908,1966 889,1655 684,1389 391,934 255,652">
          <text:p/>
        </draw:polygon>
        <draw:line draw:style-name="gr19" draw:text-style-name="P12" draw:layer="layout" svg:x1="10.113cm" svg:y1="5.743cm" svg:x2="9.93cm" svg:y2="5.468cm">
          <text:p/>
        </draw:line>
        <draw:line draw:style-name="gr20" draw:text-style-name="P12" draw:layer="layout" svg:x1="10.48cm" svg:y1="5.649cm" svg:x2="10.48cm" svg:y2="5.283cm">
          <text:p/>
        </draw:line>
        <draw:line draw:style-name="gr21" draw:text-style-name="P12" draw:layer="layout" svg:x1="10.848cm" svg:y1="5.743cm" svg:x2="11.031cm" svg:y2="5.468cm">
          <text:p/>
        </draw:line>
        <draw:custom-shape draw:style-name="gr22" draw:text-style-name="P13" draw:layer="layout" svg:width="1.102cm" svg:height="1.101cm" svg:x="9.922cm" svg:y="5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23" draw:text-style-name="P11" draw:layer="layout" svg:width="0.641cm" svg:height="0.641cm" svg:x="10.022cm" svg:y="5.651cm" svg:viewBox="0 0 642 642" svg:d="M321 0c61 0 110 15 161 44s89 66 118 117c30 52 42 101 42 160 0 61-12 110-42 161-29 51-67 89-118 118-51 30-100 42-161 42-59 0-108-12-160-42-51-29-88-67-117-118s-44-100-44-161c0-59 15-108 44-160 29-51 66-88 117-117 52-29 101-44 160-44z">
            <text:p/>
          </draw:path>
          <draw:path draw:style-name="gr24" draw:text-style-name="P1" draw:layer="layout" svg:width="0.164cm" svg:height="0.164cm" svg:x="10.385cm" svg:y="5.846cm" svg:viewBox="0 0 165 165" svg:d="M82 0c15 0 28 3 43 10 13 9 22 19 29 32s11 26 11 40c0 15-4 28-11 43-7 13-16 22-29 29-15 7-28 11-43 11-14 0-27-4-40-11s-23-16-32-29c-7-15-10-28-10-43 0-14 3-27 10-40 9-13 19-23 32-32 13-7 26-10 40-10z">
            <text:p/>
          </draw:path>
          <draw:path draw:style-name="gr25" draw:text-style-name="P1" draw:layer="layout" svg:width="0.164cm" svg:height="0.164cm" svg:x="10.14cm" svg:y="5.762cm" svg:viewBox="0 0 165 165" svg:d="M82 0c15 0 28 3 43 10 13 9 22 19 29 32s11 26 11 40c0 15-4 28-11 43-7 13-16 22-29 29-15 7-28 11-43 11-14 0-27-4-40-11s-23-16-32-29c-7-15-10-28-10-43 0-14 3-27 10-40 9-13 19-23 32-32 13-7 26-10 40-10z">
            <text:p/>
          </draw:path>
        </draw:g>
        <draw:path draw:style-name="gr26" draw:text-style-name="P12" draw:layer="layout" svg:width="0.929cm" svg:height="0.113cm" draw:transform="rotate (0.0895353906273091) translate (8.47226557362724cm 7.78463917525535cm)" svg:viewBox="0 0 930 114" svg:d="M0 101c337 0 732 66 930-101">
          <text:p/>
        </draw:path>
        <draw:path draw:style-name="gr27" draw:text-style-name="P12" draw:layer="layout" svg:width="3.279cm" svg:height="1.206cm" draw:transform="skewX (0.000523598775598266) rotate (-1.78808981866819) translate (11.9445739088157cm 13.010335634266cm)" svg:viewBox="0 0 3280 1207" svg:d="M0 838c206-28 2805 331 3169 369 177-276 90-1207 90-1207">
          <text:p/>
        </draw:path>
        <draw:line draw:style-name="gr28" draw:text-style-name="P12" draw:layer="layout" svg:x1="11.474cm" svg:y1="10.278cm" svg:x2="13.445cm" svg:y2="9.466cm">
          <text:p/>
        </draw:line>
        <draw:path draw:style-name="gr29" draw:text-style-name="P14" draw:layer="layout" svg:width="1.244cm" svg:height="0.704cm" draw:transform="rotate (-0.109955742875643) translate (10.1357742553618cm 15.3607762442823cm)" svg:viewBox="0 0 1245 705" svg:d="M1191 705c9-143 64-473 52-589 0 0 12 116-1063-116 7 172-180 486-180 486 0 0 256 205 1191 219z">
          <text:p/>
        </draw:path>
        <draw:path draw:style-name="gr30" draw:text-style-name="P12" draw:layer="layout" svg:width="7.625cm" svg:height="8.251cm" draw:transform="skewX (0.000174532925199466) rotate (-0.219038821125289) translate (11.7877300246632cm 8.34922554290451cm)" svg:viewBox="0 0 7626 8252" svg:d="M3006 0c628 7 599-3 1233 22 678 27 1383-10 1999 90 619 101 2026 2163 731 3282-151 391 618 3309 657 4013-768 290-1585 352-2063 341-177-793-134-571-140-1158-3-411-365-2176-466-2629-574 221-1950 316-2315 278-488-50 732 3283 582 3672-554 435-1723 266-2063 341-101-1521 82-1998-568-3081-453-968-187-306-340-994-126-566-139-1157-253-2201">
          <text:p/>
        </draw:path>
        <draw:path draw:style-name="gr31" draw:text-style-name="P14" draw:layer="layout" svg:width="2.133cm" svg:height="0.759cm" draw:transform="rotate (-0.109781209950444) translate (15.5633510481638cm 16.4294108503877cm)" svg:viewBox="0 0 2134 760" svg:d="M2133 576c10-143-51-461-63-576-116 13-680 191-2070 172 7 172 62 554 62 554l-17-37c0 0 1191 219 2088-113z">
          <text:p/>
        </draw:path>
        <draw:path draw:style-name="gr32" draw:text-style-name="P14" draw:layer="layout" svg:width="2.088cm" svg:height="0.758cm" draw:transform="rotate (-0.109257611174846) translate (11.2011999997829cm 15.9715248696625cm)" svg:viewBox="0 0 2089 759" svg:d="M2087 576c11-143-50-461-63-576-115 13-559 214-1950 194 7 172-74 494-74 494 0 0 1191 220 2087-112z">
          <text:p/>
        </draw:path>
        <draw:path draw:style-name="gr33" draw:text-style-name="P14" draw:layer="хвост" svg:width="3.577cm" svg:height="2.229cm" draw:transform="rotate (1.15401170141865) translate (17.5272107144593cm 13.5614608046379cm)" svg:viewBox="0 0 3578 2230" svg:d="M2588 26c449-125 764 217 947 603 295 1145-936 2116-3535 1297 2080-739 1804-1170 2588-1900z">
          <text:p/>
        </draw:path>
        <draw:path draw:style-name="gr34" draw:text-style-name="P14" draw:layer="хвост2" svg:width="3.135cm" svg:height="2.85cm" draw:transform="rotate (1.15401170141865) translate (17.7042111562903cm 13.1649186488743cm)" svg:viewBox="0 0 3136 2851" svg:d="M2153 26c450-125 764 217 947 603 295 1145-1242 1229-3100 2222 658-1781 1369-2095 2153-2825z">
          <text:p/>
        </draw:path>
        <draw:path draw:style-name="gr35" draw:text-style-name="P14" draw:layer="хвост3" svg:width="2.241cm" svg:height="3.424cm" draw:transform="rotate (1.15401170141865) translate (18.0652368573604cm 12.3517082282372cm)" svg:viewBox="0 0 2242 3425" svg:d="M1264 26c449-125 764 217 946 603 295 1145-1581 1038-1994 2796-637-2016 264-2669 1048-3399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хвост"/>
      <draw:layer draw:name="хвост2"/>
      <draw:layer draw:name="хвост3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30T22:34:13.610000000</meta:creation-date>
    <meta:generator>LibreOffice/6.1.3.2$Windows_x86 LibreOffice_project/86daf60bf00efa86ad547e59e09d6bb77c699acb</meta:generator>
    <dc:date>2018-12-30T22:56:14.091000000</dc:date>
    <meta:editing-duration>PT21M59S</meta:editing-duration>
    <meta:editing-cycles>6</meta:editing-cycles>
    <meta:document-statistic meta:object-count="38"/>
  </office:meta>
</office:document-meta>
</file>